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draw:marker-start-width="0.359cm" draw:marker-end-width="0.359cm" draw:fill="solid" draw:fill-color="#ffffff" draw:textarea-horizontal-align="justify" draw:textarea-vertical-align="middle" draw:auto-grow-height="false" fo:min-height="25.044cm" fo:min-width="12.094cm" fo:padding-top="0.178cm" fo:padding-bottom="0.178cm" fo:padding-left="0.303cm" fo:padding-right="0.3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9.91cm" fo:min-width="10.29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417cm" fo:min-width="10.29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4.99cm" fo:min-width="8.3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5.308cm" fo:min-width="8.39cm"/>
    </style:style>
    <style:style style:name="gr6" style:family="graphic" style:parent-style-name="standard">
      <style:graphic-properties draw:fill-color="#f9e7ff" draw:textarea-horizontal-align="justify" draw:textarea-vertical-align="middle" draw:auto-grow-height="false" fo:min-height="15.625cm" fo:min-width="8.3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4.017cm" fo:min-width="3.767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159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.131cm" fo:min-width="0.135cm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4.017cm" fo:min-width="3.7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6" style:family="graphic" style:parent-style-name="standard">
      <style:graphic-properties draw:fill-color="#9999ff" draw:textarea-horizontal-align="justify" draw:textarea-vertical-align="middle" draw:auto-grow-height="false" fo:min-height="2.615cm" fo:min-width="8.398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fill-color="#f9e7ff" draw:textarea-horizontal-align="justify" draw:textarea-vertical-align="middle" draw:auto-grow-height="false" fo:min-height="7.598cm" fo:min-width="7.7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3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9cm" fo:min-width="0cm"/>
      <style:paragraph-properties style:writing-mode="lr-tb"/>
    </style:style>
    <style:style style:name="gr2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7.907cm" fo:min-width="9.025cm"/>
    </style:style>
    <style:style style:name="gr23" style:family="graphic" style:parent-style-name="standard">
      <style:graphic-properties draw:stroke="none" svg:stroke-color="#000000" draw:fill="none" draw:fill-color="#ffffff" fo:min-height="0.89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6.577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3.243cm" fo:min-width="5.215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323cm" fo:min-width="1.29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338cm" fo:min-width="5.214cm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3.243cm" fo:min-width="8.707cm"/>
    </style:style>
    <style:style style:name="gr3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3" style:family="graphic" style:parent-style-name="standard">
      <style:graphic-properties draw:fill-color="#f9e7ff" draw:textarea-horizontal-align="justify" draw:textarea-vertical-align="middle" draw:auto-grow-height="false" fo:min-height="3.242cm" fo:min-width="9.0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7cm" fo:min-width="6.453cm"/>
      <style:paragraph-properties style:writing-mode="lr-tb"/>
    </style:style>
    <style:style style:name="gr3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6" style:family="graphic" style:parent-style-name="standard">
      <style:graphic-properties draw:fill-color="#ff9999" draw:textarea-horizontal-align="justify" draw:textarea-vertical-align="middle" draw:auto-grow-height="false" fo:min-height="0.385cm" fo:min-width="2.992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2.132cm" fo:min-width="10.295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3.56cm" fo:min-width="7.12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3.243cm" fo:min-width="5.85cm"/>
      <style:paragraph-properties style:writing-mode="lr-tb"/>
    </style:style>
    <style:style style:name="gr40" style:family="graphic" style:parent-style-name="standard">
      <style:graphic-properties draw:marker-end="Arrow" draw:textarea-vertical-align="middle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5.783cm" fo:min-width="10.29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3.56cm" fo:min-width="3.945cm"/>
      <style:paragraph-properties style:writing-mode="lr-tb"/>
    </style:style>
    <style:style style:name="gr4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1.973cm" fo:min-width="3.3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2.607cm" fo:min-width="2.675cm"/>
      <style:paragraph-properties style:writing-mode="lr-tb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5.783cm" fo:min-width="9.024cm"/>
    </style:style>
    <style:style style:name="gr48" style:family="graphic" style:parent-style-name="standard">
      <style:graphic-properties draw:stroke="none" svg:stroke-color="#000000" draw:fill="none" draw:fill-color="#ffffff" fo:min-height="3.28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0.702cm" fo:min-width="5.532cm"/>
      <style:paragraph-properties style:writing-mode="lr-tb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.655cm" fo:min-width="5.215cm"/>
      <style:paragraph-properties style:writing-mode="lr-tb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3.56cm" fo:min-width="2.675cm"/>
      <style:paragraph-properties style:writing-mode="lr-tb"/>
    </style:style>
    <style:style style:name="gr53" style:family="graphic" style:parent-style-name="objectwithoutfill">
      <style:graphic-properties draw:stroke="dash" draw:stroke-dash="Fine_20_Dashed"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5" style:family="graphic" style:parent-style-name="standard">
      <style:graphic-properties draw:fill-color="#ecc0c0" draw:textarea-horizontal-align="justify" draw:textarea-vertical-align="middle" draw:auto-grow-height="false" fo:min-height="4.195cm" fo:min-width="6.168cm"/>
      <style:paragraph-properties style:writing-mode="lr-tb"/>
    </style:style>
    <style:style style:name="gr56" style:family="graphic" style:parent-style-name="standard">
      <style:graphic-properties draw:fill-color="#ecc0c0" draw:textarea-horizontal-align="justify" draw:textarea-vertical-align="middle" draw:auto-grow-height="false" fo:min-height="0.702cm" fo:min-width="6.168cm"/>
      <style:paragraph-properties style:writing-mode="lr-tb"/>
    </style:style>
    <style:style style:name="gr57" style:family="graphic" style:parent-style-name="standard">
      <style:graphic-properties draw:marker-start="Arrow" draw:marker-end="Arrow" draw:textarea-vertical-align="middle"/>
    </style:style>
    <style:style style:name="gr58" style:family="graphic" style:parent-style-name="standard">
      <style:graphic-properties draw:fill-color="#ecc0c0" draw:textarea-horizontal-align="justify" draw:textarea-vertical-align="middle" draw:auto-grow-height="false" fo:min-height="0.702cm" fo:min-width="2.675cm"/>
      <style:paragraph-properties style:writing-mode="lr-tb"/>
    </style:style>
    <style:style style:name="gr59" style:family="graphic" style:parent-style-name="objectwithoutfill">
      <style:graphic-properties draw:stroke="dash" draw:stroke-dash="Fine_20_Dashed" svg:stroke-width="0cm" draw:marker-end="Arrow" draw:marker-end-width="0.3cm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0.454cm"/>
      <style:paragraph-properties style:writing-mode="lr-tb"/>
    </style:style>
    <style:style style:name="gr62" style:family="graphic" style:parent-style-name="objectwithoutfill">
      <style:graphic-properties draw:marker-end="Arrowheads_20_1" draw:marker-end-width="0.3cm" draw:fill="none" draw:textarea-vertical-align="middle"/>
    </style:style>
    <style:style style:name="gr63" style:family="graphic" style:parent-style-name="objectwithoutfill">
      <style:graphic-properties draw:marker-start="Arrowheads_20_3" draw:marker-end="" draw:marker-end-width="0.3cm" draw:fill="none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9e7ff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9" style:family="paragraph">
      <loext:graphic-properties draw:fill-color="#ffffff"/>
      <style:paragraph-properties fo:text-align="center" style:writing-mode="lr-tb"/>
      <style:text-properties fo:color="#000000" loext:opacity="100%" loext:color-lum-mod="100%" loext:color-lum-off="0%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9999ff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font-name="DejaVu Sans"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style:font-name="DejaVu Sans Mono1" fo:font-size="10pt" style:font-size-asian="10pt" style:font-size-complex="10pt"/>
    </style:style>
    <style:style style:name="P17" style:family="paragraph">
      <style:paragraph-properties fo:text-align="center" style:writing-mode="lr-tb"/>
      <style:text-properties fo:font-size="11pt" style:font-size-asian="11pt" style:font-size-complex="11pt"/>
    </style:style>
    <style:style style:name="P18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19" style:family="paragraph">
      <style:paragraph-properties fo:text-align="center" style:writing-mode="lr-tb"/>
      <style:text-properties style:font-name="DejaVu Sans" fo:font-size="12pt" style:font-size-asian="12pt" style:font-size-complex="12pt"/>
    </style:style>
    <style:style style:name="P20" style:family="paragraph">
      <loext:graphic-properties draw:fill-color="#ffffff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21" style:family="paragraph">
      <style:paragraph-properties style:writing-mode="lr-tb"/>
    </style:style>
    <style:style style:name="P22" style:family="paragraph">
      <loext:graphic-properties draw:fill-color="#ff9999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ffff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15pt" style:font-size-asian="15pt" style:font-size-complex="15pt"/>
    </style:style>
    <style:style style:name="P26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27" style:family="paragraph">
      <loext:graphic-properties draw:fill="none" draw:fill-color="#ffffff"/>
      <style:paragraph-properties style:writing-mode="lr-tb"/>
      <style:text-properties fo:color="#ff3333" loext:opacity="100%" loext:color-lum-mod="100%" loext:color-lum-off="0%"/>
    </style:style>
    <style:style style:name="P2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text-align="start" style:writing-mode="lr-tb"/>
      <style:text-properties style:font-name="DejaVu Sans" fo:font-size="12pt" style:font-size-asian="12pt" style:font-size-complex="12pt"/>
    </style:style>
    <style:style style:name="P31" style:family="paragraph">
      <loext:graphic-properties draw:fill-color="#ffffff"/>
      <style:paragraph-properties fo:text-align="start" style:writing-mode="lr-tb"/>
      <style:text-properties style:font-name="DejaVu Sans" fo:font-size="12pt" style:font-size-asian="12pt" style:font-size-complex="12pt"/>
    </style:style>
    <style:style style:name="P32" style:family="paragraph">
      <loext:graphic-properties draw:fill-color="#ecc0c0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style:font-name="DejaVu Sans" fo:font-size="9pt" style:font-size-asian="9pt" style:font-size-complex="9pt"/>
    </style:style>
    <style:style style:name="P34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style:font-name="DejaVu Sans Mono1"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DejaVu Sans" fo:font-size="12pt" style:font-size-asian="12pt" style:font-size-complex="12pt"/>
    </style:style>
    <style:style style:name="T5" style:family="text">
      <style:text-properties style:font-name="DejaVu Sans Mono1"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loext:opacity="100%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99999" loext:opacity="100%" style:font-name="DejaVu Sans" fo:font-size="9pt" style:font-size-asian="9pt" style:font-size-complex="9pt"/>
    </style:style>
    <style:style style:name="T12" style:family="text">
      <style:text-properties fo:color="#999999" loext:opacity="100%" style:font-name="DejaVu Sans Mono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5.4cm" svg:x="34.337cm" svg:y="55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5.4cm" svg:x="20.05cm" svg:y="55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5.4cm" svg:x="5.762cm" svg:y="55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10.16cm" svg:x="35.29cm" svg:y="67.6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795cm" svg:height="6.667cm" svg:x="21.002cm" svg:y="73.0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15.24cm" svg:x="80.692cm" svg:y="34.9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89cm" svg:height="15.558cm" svg:x="81.01cm" svg:y="35.2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8.89cm" svg:height="15.875cm" svg:x="81.327cm" svg:y="35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6.033cm" svg:height="6.033cm" svg:x="82.597cm" svg:y="36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8" draw:text-style-name="P4" draw:layer="layout" svg:width="0.635cm" svg:height="0.577cm" svg:x="84.82cm" svg:y="39.1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635cm" svg:height="0.577cm" svg:x="86.09cm" svg:y="39.1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635cm" svg:height="0.577cm" svg:x="85.455cm" svg:y="38.1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85.614cm" svg:y1="38.724cm" svg:x2="85.296cm" svg:y2="39.157cm">
              <text:p/>
            </draw:line>
            <draw:line draw:style-name="gr9" draw:text-style-name="P5" draw:layer="layout" svg:x1="85.931cm" svg:y1="38.724cm" svg:x2="86.408cm" svg:y2="39.157cm">
              <text:p/>
            </draw:line>
          </draw:g>
          <draw:frame draw:style-name="gr10" draw:text-style-name="P6" draw:layer="layout" svg:width="3.175cm" svg:height="0.952cm" svg:x="84.185cm" svg:y="37.195cm">
            <draw:text-box>
              <text:p><text:span text:style-name="T1">FrameIndex</text:span></text:p>
            </draw:text-box>
          </draw:frame>
          <draw:custom-shape draw:style-name="gr11" draw:text-style-name="P4" draw:layer="layout" svg:width="0.635cm" svg:height="0.381cm" svg:x="85.455cm" svg:y="40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5.455cm" svg:y="40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5.455cm" svg:y="41.1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5.455cm" svg:y="41.5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5.455cm" svg:y="41.8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2" draw:text-style-name="P7" draw:layer="layout" svg:width="1.588cm" svg:height="0.962cm" svg:x="84.819cm" svg:y="49.885cm">
          <draw:text-box>
            <text:p>. . .</text:p>
          </draw:text-box>
        </draw:frame>
        <draw:g xml:id="id23" draw:id="id23">
          <draw:custom-shape draw:style-name="gr13" draw:text-style-name="P9" draw:layer="layout" svg:width="6.033cm" svg:height="6.033cm" svg:x="72.754cm" svg:y="32.115cm">
            <text:p text:style-name="P8"><text:span text:style-name="T2">{form-id FormData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6" draw:layer="layout" svg:width="3.809cm" svg:height="1.199cm" svg:x="74.025cm" svg:y="32.75cm">
            <draw:text-box>
              <text:p><text:span text:style-name="T1">forms-registry</text:span></text:p>
            </draw:text-box>
          </draw:frame>
        </draw:g>
        <draw:frame draw:style-name="gr15" draw:text-style-name="P10" draw:layer="layout" svg:width="8.573cm" svg:height="0.806cm" svg:x="81.327cm" svg:y="35.607cm">
          <draw:text-box>
            <text:p><text:span text:style-name="T3">Flow-Thread-Indexes</text:span></text:p>
          </draw:text-box>
        </draw:frame>
        <draw:custom-shape draw:style-name="gr16" draw:text-style-name="P12" xml:id="id1" draw:id="id1" draw:layer="layout" svg:width="9.208cm" svg:height="3.175cm" svg:x="78.787cm" svg:y="19.732cm">
          <text:p text:style-name="P11"><text:span text:style-name="T3">Instrumented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4" draw:layer="layout" draw:type="line" svg:x1="83.391cm" svg:y1="22.907cm" svg:x2="83.39cm" svg:y2="27.035cm" draw:start-shape="id1" draw:start-glue-point="2" svg:d="M83391 22907l-1 4128" svg:viewBox="0 0 2 4129">
          <text:p text:style-name="P13"><text:s text:c="10"/>index</text:p>
        </draw:connector>
        <draw:g>
          <draw:custom-shape draw:style-name="gr18" draw:text-style-name="P3" draw:layer="layout" svg:width="8.255cm" svg:height="7.848cm" svg:x="67.04cm" svg:y="40.14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5" draw:layer="layout" svg:width="3.812cm" svg:height="0.747cm" svg:x="67.04cm" svg:y="40.052cm">
            <draw:text-box>
              <text:p><text:span text:style-name="T4">Indexes API</text:span></text:p>
            </draw:text-box>
          </draw:frame>
          <draw:frame draw:style-name="gr20" draw:text-style-name="P16" draw:layer="layout" svg:width="7.948cm" svg:height="7.649cm" svg:x="67.194cm" svg:y="41.412cm">
            <draw:text-box>
              <text:p><text:span text:style-name="T5">- (get-form …)</text:span></text:p>
              <text:p><text:span text:style-name="T5">- (all-threads …)</text:span></text:p>
              <text:p><text:span text:style-name="T5">- (all-forms …)</text:span></text:p>
              <text:p><text:span text:style-name="T5">- (timeline-count …)</text:span></text:p>
              <text:p><text:span text:style-name="T5">- (timeline-entry …)</text:span></text:p>
              <text:p><text:span text:style-name="T5">- (frame-data …)</text:span></text:p>
              <text:p><text:span text:style-name="T5">- (bindings …)</text:span></text:p>
              <text:p><text:span text:style-name="T5">- (callstack-tree-root-node …)</text:span></text:p>
              <text:p><text:span text:style-name="T5">- (callstack-node-childs …)</text:span></text:p>
              <text:p><text:span text:style-name="T5">- (callstack-node-frame …)</text:span></text:p>
              <text:p><text:span text:style-name="T5">- (fn-call-stats …)</text:span></text:p>
              <text:p><text:span text:style-name="T5">- (find-fn-frames …)</text:span></text:p>
              <text:p><text:span text:style-name="T5">- (search-next-frame-idx …)</text:span></text:p>
              <text:p><text:span text:style-name="T5">- (discard-flow …)</text:span></text:p>
              <text:p><text:span text:style-name="T5"/></text:p>
              <text:p><text:span text:style-name="T5"/></text:p>
            </draw:text-box>
          </draw:frame>
        </draw:g>
        <draw:connector draw:style-name="gr21" draw:text-style-name="P5" draw:layer="layout" svg:x1="75.295cm" svg:y1="44.021cm" svg:x2="81.327cm" svg:y2="43.544cm" draw:end-shape="id2" draw:end-glue-point="3" svg:d="M75295 44021h2766v-477h3266" svg:viewBox="0 0 6033 478">
          <text:p/>
        </draw:connector>
        <draw:g xml:id="id3" draw:id="id3">
          <draw:g>
            <draw:custom-shape draw:style-name="gr22" draw:text-style-name="P2" draw:layer="layout" svg:width="9.525cm" svg:height="8.157cm" svg:x="61.642cm" svg:y="20.4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3" draw:text-style-name="P15" draw:layer="layout" svg:width="2.222cm" svg:height="1.142cm" svg:x="61.642cm" svg:y="20.367cm">
              <draw:text-box>
                <text:p><text:span text:style-name="T4">Events</text:span></text:p>
              </draw:text-box>
            </draw:frame>
          </draw:g>
          <draw:frame draw:style-name="gr24" draw:text-style-name="P16" draw:layer="layout" svg:width="8.255cm" svg:height="6.827cm" svg:x="62.277cm" svg:y="21.497cm">
            <draw:text-box>
              <text:p><text:span text:style-name="T5">- (subscribe! …)</text:span></text:p>
              <text:p><text:span text:style-name="T5"/></text:p>
              <text:p><text:span text:style-name="T5">Events : </text:span></text:p>
              <text:p><text:span text:style-name="T5"/></text:p>
              <text:p><text:span text:style-name="T5">- [:flow-created ...]</text:span></text:p>
              <text:p><text:span text:style-name="T5">- [:thread-created ...]</text:span></text:p>
              <text:p><text:span text:style-name="T5">- [:first-fn-call ... ]</text:span></text:p>
              <text:p><text:span text:style-name="T5">- [:var-instrumented ...]</text:span></text:p>
              <text:p><text:span text:style-name="T5">- [:var-uninstrumented ...]</text:span></text:p>
              <text:p><text:span text:style-name="T5">- [:namespace-instrumented ...]</text:span></text:p>
              <text:p><text:span text:style-name="T5">- [:namespace-uninstrumented ...]</text:span></text:p>
              <text:p><text:span text:style-name="T5">- [:tap ...]</text:span></text:p>
              <text:p><text:span text:style-name="T5">- [:task-result ...]</text:span></text:p>
              <text:p><text:span text:style-name="T5">- [:task-progress ...]</text:span></text:p>
              <text:p><text:span text:style-name="T5"/></text:p>
              <text:p><text:span text:style-name="T5"/></text:p>
            </draw:text-box>
          </draw:frame>
        </draw:g>
        <draw:connector draw:style-name="gr25" draw:text-style-name="P5" draw:layer="layout" draw:type="line" svg:x1="83.39cm" svg:y1="30.527cm" svg:x2="85.772cm" svg:y2="35.607cm" draw:end-shape="id2" draw:end-glue-point="0" svg:d="M83390 30527l2382 5080" svg:viewBox="0 0 2383 5081">
          <text:p/>
        </draw:connector>
        <draw:connector draw:style-name="gr26" draw:text-style-name="P5" draw:layer="layout" draw:type="line" svg:x1="79.422cm" svg:y1="28.781cm" svg:x2="71.167cm" svg:y2="24.494cm" draw:end-shape="id3" draw:end-glue-point="1" svg:d="M79422 28781l-8255-4287" svg:viewBox="0 0 8256 4288">
          <text:p/>
        </draw:connector>
        <draw:g xml:id="id16" draw:id="id16">
          <draw:custom-shape draw:style-name="gr27" draw:text-style-name="P2" draw:layer="layout" svg:width="5.715cm" svg:height="3.493cm" svg:x="47.672cm" svg:y="36.87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8" draw:layer="layout" svg:width="2.54cm" svg:height="2.223cm" svg:x="49.259cm" svg:y="37.83cm">
            <text:p text:style-name="P17"><text:span text:style-name="T6">{vid value}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15" draw:layer="layout" svg:width="4.445cm" svg:height="1.243cm" svg:x="47.672cm" svg:y="36.877cm">
            <draw:text-box>
              <text:p><text:span text:style-name="T4">Values references</text:span></text:p>
            </draw:text-box>
          </draw:frame>
        </draw:g>
        <draw:custom-shape draw:style-name="gr30" draw:text-style-name="P20" xml:id="id5" draw:id="id5" draw:layer="layout" svg:width="5.714cm" svg:height="1.588cm" draw:transform="rotate (-1.58964588271644) translate (48.419cm 12.408cm)">
          <text:p text:style-name="P19"><text:span text:style-name="T4"><text:s/></text:span><text:span text:style-name="T4">REPL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9.207cm" svg:height="3.493cm" svg:x="34.972cm" svg:y="39.417cm">
          <text:p/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3.81cm" svg:height="1.243cm" svg:x="34.972cm" svg:y="39.417cm">
          <draw:text-box>
            <text:p><text:span text:style-name="T4">flow-storm.api</text:span></text:p>
          </draw:text-box>
        </draw:frame>
        <draw:frame draw:style-name="gr32" draw:text-style-name="P16" draw:layer="layout" svg:width="5.145cm" svg:height="1.905cm" svg:x="35.514cm" svg:y="40.687cm">
          <draw:text-box>
            <text:p><text:span text:style-name="T5">- (local-connect …)</text:span></text:p>
            <text:p><text:span text:style-name="T5">- (remote-connect …)</text:span></text:p>
            <text:p><text:span text:style-name="T5">- (stop …)</text:span></text:p>
            <text:p><text:span text:style-name="T5"/></text:p>
          </draw:text-box>
        </draw:frame>
        <draw:g xml:id="id22" draw:id="id22">
          <draw:custom-shape draw:style-name="gr33" draw:text-style-name="P3" draw:layer="layout" svg:width="9.525cm" svg:height="3.492cm" svg:x="78.787cm" svg:y="27.03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16" draw:layer="layout" svg:width="6.953cm" svg:height="2.717cm" svg:x="79.89cm" svg:y="27.67cm">
            <draw:text-box>
              <text:p text:style-name="P21"><text:span text:style-name="T5">- (add-flow-init-trace …)</text:span></text:p>
              <text:p text:style-name="P21"><text:span text:style-name="T5">- (add-form-init-trace …)</text:span></text:p>
              <text:p text:style-name="P21"><text:span text:style-name="T5">- (add-fn-call-trace …)</text:span></text:p>
              <text:p text:style-name="P21"><text:span text:style-name="T5">- (add-expr-exec-trace …)</text:span></text:p>
              <text:p text:style-name="P21"><text:span text:style-name="T5">- (add-bind-trace …)</text:span></text:p>
              <text:p text:style-name="P21"><text:span text:style-name="T5"/></text:p>
            </draw:text-box>
          </draw:frame>
          <draw:frame draw:style-name="gr29" draw:text-style-name="P15" draw:layer="layout" svg:width="5.333cm" svg:height="1.243cm" svg:x="78.788cm" svg:y="27.035cm">
            <draw:text-box>
              <text:p><text:span text:style-name="T4">Indexes Build API</text:span></text:p>
            </draw:text-box>
          </draw:frame>
        </draw:g>
        <draw:connector draw:style-name="gr35" draw:text-style-name="P5" draw:layer="layout" svg:x1="49.259cm" svg:y1="10.524cm" svg:x2="47.625cm" svg:y2="12.393cm" draw:start-shape="id4" draw:end-shape="id5" draw:end-glue-point="3" svg:d="M49259 10524v927h-1634v942" svg:viewBox="0 0 1635 1870">
          <text:p/>
        </draw:connector>
        <draw:custom-shape draw:style-name="gr13" draw:text-style-name="P9" draw:layer="layout" svg:width="6.033cm" svg:height="6.033cm" svg:x="82.597cm" svg:y="43.227cm">
          <text:p text:style-name="P8"><text:span text:style-name="T2">{fn-ns/fn-name cnt}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3.173cm" svg:height="1.199cm" svg:x="83.869cm" svg:y="43.862cm">
          <draw:text-box>
            <text:p><text:span text:style-name="T1">FnStatsIndex</text:span></text:p>
          </draw:text-box>
        </draw:frame>
        <draw:custom-shape draw:style-name="gr36" draw:text-style-name="P22" draw:layer="layout" svg:width="3.492cm" svg:height="0.635cm" svg:x="81.963cm" svg:y="23.225cm">
          <text:p text:style-name="P19"><text:span text:style-name="T4">value pointers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0.795cm" svg:height="12.382cm" svg:x="6.715cm" svg:y="61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xml:id="id6" draw:id="id6" draw:layer="layout" svg:width="7.62cm" svg:height="3.81cm" svg:x="7.985cm" svg:y="62.595cm">
          <text:p text:style-name="P23">Debugger</text:p>
          <draw:enhanced-geometry svg:viewBox="0 0 21600 21600" draw:type="rectangle" draw:enhanced-path="M 0 0 L 21600 0 21600 21600 0 21600 0 0 Z N"/>
        </draw:custom-shape>
        <draw:custom-shape draw:style-name="gr39" draw:text-style-name="P24" xml:id="id7" draw:id="id7" draw:layer="layout" svg:width="6.35cm" svg:height="3.493cm" svg:x="8.62cm" svg:y="68.627cm">
          <text:p text:style-name="P23">Runtime (indexes)</text:p>
          <draw:enhanced-geometry svg:viewBox="0 0 21600 21600" draw:type="rectangle" draw:enhanced-path="M 0 0 L 21600 0 21600 21600 0 21600 0 0 Z N"/>
        </draw:custom-shape>
        <draw:connector draw:style-name="gr40" draw:text-style-name="P13" draw:layer="layout" svg:x1="11.795cm" svg:y1="66.405cm" svg:x2="11.795cm" svg:y2="68.627cm" draw:start-shape="id6" draw:start-glue-point="2" draw:end-shape="id7" draw:end-glue-point="0" svg:d="M11795 66405v2222" svg:viewBox="0 0 1 2223">
          <text:p/>
        </draw:connector>
        <draw:frame draw:style-name="gr12" draw:text-style-name="P7" draw:layer="layout" svg:width="1.905cm" svg:height="0.962cm" svg:x="6.715cm" svg:y="61.325cm">
          <draw:text-box>
            <text:p>JVM</text:p>
          </draw:text-box>
        </draw:frame>
        <draw:custom-shape draw:style-name="gr3" draw:text-style-name="P2" draw:layer="layout" svg:width="10.795cm" svg:height="6.667cm" svg:x="21.002cm" svg:y="57.5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xml:id="id8" draw:id="id8" draw:layer="layout" svg:width="7.62cm" svg:height="3.81cm" svg:x="22.272cm" svg:y="58.785cm">
          <text:p text:style-name="P23">Debugger</text:p>
          <draw:enhanced-geometry svg:viewBox="0 0 21600 21600" draw:type="rectangle" draw:enhanced-path="M 0 0 L 21600 0 21600 21600 0 21600 0 0 Z N"/>
        </draw:custom-shape>
        <draw:custom-shape draw:style-name="gr39" draw:text-style-name="P24" xml:id="id10" draw:id="id10" draw:layer="layout" svg:width="6.35cm" svg:height="3.493cm" svg:x="21.32cm" svg:y="74.977cm">
          <text:p text:style-name="P23">Runtime (indexes)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21.002cm" svg:y="57.515cm">
          <draw:text-box>
            <text:p>JVM-1</text:p>
          </draw:text-box>
        </draw:frame>
        <draw:frame draw:style-name="gr12" draw:text-style-name="P7" draw:layer="layout" svg:width="2.857cm" svg:height="0.962cm" svg:x="21.002cm" svg:y="73.072cm">
          <draw:text-box>
            <text:p>Browser</text:p>
          </draw:text-box>
        </draw:frame>
        <draw:custom-shape draw:style-name="gr41" draw:text-style-name="P2" draw:layer="layout" svg:width="10.795cm" svg:height="6.033cm" svg:x="21.002cm" svg:y="65.4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xml:id="id9" draw:id="id9" draw:layer="layout" svg:width="4.445cm" svg:height="3.81cm" svg:x="21.637cm" svg:y="66.722cm">
          <text:p text:style-name="P25"><text:span text:style-name="T7">REPL </text:span></text:p>
          <text:p text:style-name="P25"><text:span text:style-name="T7">(ApiCalls)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21.002cm" svg:y="65.452cm">
          <draw:text-box>
            <text:p>JVM-2</text:p>
          </draw:text-box>
        </draw:frame>
        <draw:connector draw:style-name="gr43" draw:text-style-name="P5" draw:layer="layout" draw:type="line" svg:x1="26.082cm" svg:y1="62.595cm" svg:x2="23.859cm" svg:y2="66.722cm" draw:start-shape="id8" draw:start-glue-point="2" draw:end-shape="id9" draw:end-glue-point="0" svg:d="M26082 62595l-2223 4127" svg:viewBox="0 0 2224 4128">
          <text:p/>
        </draw:connector>
        <draw:connector draw:style-name="gr43" draw:text-style-name="P5" draw:layer="layout" draw:type="line" svg:x1="23.859cm" svg:y1="70.532cm" svg:x2="24.495cm" svg:y2="74.977cm" draw:start-shape="id9" draw:start-glue-point="2" draw:end-shape="id10" draw:end-glue-point="0" svg:d="M23859 70532l636 4445" svg:viewBox="0 0 637 4446">
          <text:p/>
        </draw:connector>
        <draw:custom-shape draw:style-name="gr3" draw:text-style-name="P2" draw:layer="layout" svg:width="10.795cm" svg:height="6.667cm" svg:x="35.29cm" svg:y="57.5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xml:id="id11" draw:id="id11" draw:layer="layout" svg:width="7.62cm" svg:height="3.81cm" svg:x="36.56cm" svg:y="58.785cm">
          <text:p text:style-name="P23">Debugger</text:p>
          <draw:enhanced-geometry svg:viewBox="0 0 21600 21600" draw:type="rectangle" draw:enhanced-path="M 0 0 L 21600 0 21600 21600 0 21600 0 0 Z N"/>
        </draw:custom-shape>
        <draw:custom-shape draw:style-name="gr39" draw:text-style-name="P26" xml:id="id13" draw:id="id13" draw:layer="layout" svg:width="6.35cm" svg:height="3.493cm" svg:x="35.607cm" svg:y="73.707cm">
          <text:p text:style-name="P25"><text:span text:style-name="T7">Runtime (indexes)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35.29cm" svg:y="57.515cm">
          <draw:text-box>
            <text:p>JVM-1</text:p>
          </draw:text-box>
        </draw:frame>
        <draw:custom-shape draw:style-name="gr44" draw:text-style-name="P26" xml:id="id12" draw:id="id12" draw:layer="layout" svg:width="3.81cm" svg:height="2.223cm" svg:x="36.56cm" svg:y="69.897cm">
          <text:p text:style-name="P25"><text:span text:style-name="T7">REPL</text:span></text:p>
          <text:p text:style-name="P25"><text:span text:style-name="T7">(ApiCalls)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35.29cm" svg:y="67.665cm">
          <draw:text-box>
            <text:p>JVM-2</text:p>
          </draw:text-box>
        </draw:frame>
        <draw:connector draw:style-name="gr43" draw:text-style-name="P5" draw:layer="layout" draw:type="line" svg:x1="40.37cm" svg:y1="62.595cm" svg:x2="38.465cm" svg:y2="69.897cm" draw:start-shape="id11" draw:start-glue-point="2" draw:end-shape="id12" draw:end-glue-point="0" svg:d="M40370 62595l-1905 7302" svg:viewBox="0 0 1906 7303">
          <text:p/>
        </draw:connector>
        <draw:connector draw:style-name="gr25" draw:text-style-name="P5" draw:layer="layout" draw:type="line" svg:x1="38.465cm" svg:y1="72.12cm" svg:x2="38.782cm" svg:y2="73.707cm" draw:start-shape="id12" draw:start-glue-point="2" draw:end-shape="id13" draw:end-glue-point="0" svg:d="M38465 72120l317 1587" svg:viewBox="0 0 318 1588">
          <text:p/>
        </draw:connector>
        <draw:frame draw:style-name="gr12" draw:text-style-name="P27" draw:layer="layout" svg:width="4.445cm" svg:height="0.962cm" svg:x="6.08cm" svg:y="55.918cm">
          <draw:text-box>
            <text:p><text:span text:style-name="T8">Clojure Local</text:span></text:p>
          </draw:text-box>
        </draw:frame>
        <draw:frame draw:style-name="gr12" draw:text-style-name="P27" draw:layer="layout" svg:width="4.445cm" svg:height="0.962cm" svg:x="20.367cm" svg:y="55.918cm">
          <draw:text-box>
            <text:p><text:span text:style-name="T8">ClojureScript</text:span></text:p>
          </draw:text-box>
        </draw:frame>
        <draw:frame draw:style-name="gr12" draw:text-style-name="P27" draw:layer="layout" svg:width="5.08cm" svg:height="0.962cm" svg:x="34.655cm" svg:y="55.918cm">
          <draw:text-box>
            <text:p><text:span text:style-name="T8">Clojure Remote</text:span></text:p>
          </draw:text-box>
        </draw:frame>
        <draw:frame draw:style-name="gr45" draw:text-style-name="P28" draw:layer="layout" svg:width="2.223cm" svg:height="0.763cm" svg:x="11.794cm" svg:y="67.229cm">
          <draw:text-box>
            <text:p><text:span text:style-name="T9">fn-call</text:span></text:p>
          </draw:text-box>
        </draw:frame>
        <draw:custom-shape draw:style-name="gr46" draw:text-style-name="P26" xml:id="id14" draw:id="id14" draw:layer="layout" svg:width="3.175cm" svg:height="2.857cm" svg:x="28.305cm" svg:y="73.39cm">
          <text:p text:style-name="P25"><text:span text:style-name="T7">WebSocket </text:span></text:p>
          <text:p text:style-name="P25"><text:span text:style-name="T7">(Events/</text:span></text:p>
          <text:p text:style-name="P25"><text:span text:style-name="T7">ApiCalls)</text:span>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draw:type="line" svg:x1="29.892cm" svg:y1="73.39cm" svg:x2="26.082cm" svg:y2="62.595cm" draw:start-shape="id14" draw:start-glue-point="0" draw:end-shape="id8" draw:end-glue-point="2" svg:d="M29892 73390l-3810-10795" svg:viewBox="0 0 3811 10796">
          <text:p/>
        </draw:connector>
        <draw:custom-shape draw:style-name="gr47" draw:text-style-name="P2" xml:id="id15" draw:id="id15" draw:layer="layout" svg:width="9.524cm" svg:height="6.033cm" svg:x="46.721cm" svg:y="28.94cm">
          <text:p/>
          <draw:enhanced-geometry svg:viewBox="0 0 21600 21600" draw:type="rectangle" draw:enhanced-path="M 0 0 L 21600 0 21600 21600 0 21600 0 0 Z N"/>
        </draw:custom-shape>
        <draw:frame draw:style-name="gr48" draw:text-style-name="P16" xml:id="id17" draw:id="id17" draw:layer="layout" svg:width="7.303cm" svg:height="3.539cm" svg:x="47.037cm" svg:y="31.479cm">
          <draw:text-box>
            <text:p><text:span text:style-name="T5"/></text:p>
            <text:p><text:span text:style-name="T5">- (val-pprint …)</text:span></text:p>
            <text:p><text:span text:style-name="T5">- (shallow-val …)</text:span></text:p>
            <text:p><text:span text:style-name="T5">- (def-val-reference …)</text:span></text:p>
            <text:p text:style-name="P29"><text:span text:style-name="T10">- </text:span><text:span text:style-name="T5">(clear-values-references …)</text:span></text:p>
            <text:p text:style-name="P29"><text:span text:style-name="T5">- (interrupt-task …)</text:span></text:p>
            <text:p text:style-name="P29"><text:span text:style-name="T5">- (interrupt-all-tasks …)</text:span></text:p>
            <text:p text:style-name="P29"><text:span text:style-name="T5"/></text:p>
          </draw:text-box>
        </draw:frame>
        <draw:frame draw:style-name="gr49" draw:text-style-name="P15" draw:layer="layout" svg:width="6.668cm" svg:height="0.747cm" svg:x="46.72cm" svg:y="29.115cm">
          <draw:text-box>
            <text:p><text:span text:style-name="T4">Debuggers API </text:span></text:p>
          </draw:text-box>
        </draw:frame>
        <draw:custom-shape draw:style-name="gr50" draw:text-style-name="P31" draw:layer="layout" svg:width="6.032cm" svg:height="0.952cm" svg:x="47.355cm" svg:y="30.21cm">
          <text:p text:style-name="P30"><text:span text:style-name="T4">Indexes API (ref valu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" draw:layer="layout" draw:type="lines" svg:x1="56.245cm" svg:y1="31.956cm" svg:x2="67.04cm" svg:y2="44.021cm" draw:start-shape="id15" draw:start-glue-point="1" svg:d="M56245 31956h501l10294 12065" svg:viewBox="0 0 10796 12066">
          <text:p/>
        </draw:connector>
        <draw:connector draw:style-name="gr43" draw:text-style-name="P5" draw:layer="layout" draw:type="line" svg:x1="50.529cm" svg:y1="36.877cm" svg:x2="50.688cm" svg:y2="35.018cm" draw:start-shape="id16" draw:start-glue-point="0" draw:end-shape="id17" draw:end-glue-point="2" svg:d="M50529 36877l159-1859" svg:viewBox="0 0 160 1860">
          <text:p/>
        </draw:connector>
        <draw:custom-shape draw:style-name="gr51" draw:text-style-name="P20" xml:id="id18" draw:id="id18" draw:layer="layout" svg:width="5.715cm" svg:height="1.905cm" draw:transform="rotate (-1.58196643400766) translate (51.864cm 19.753cm)">
          <text:p text:style-name="P19"><text:span text:style-name="T4">remote-websocket-client</text:span></text:p>
          <draw:enhanced-geometry svg:viewBox="0 0 21600 21600" draw:type="rectangle" draw:enhanced-path="M 0 0 L 21600 0 21600 21600 0 21600 0 0 Z N"/>
        </draw:custom-shape>
        <draw:connector draw:style-name="gr35" draw:text-style-name="P5" draw:layer="layout" svg:x1="49.259cm" svg:y1="10.524cm" svg:x2="50.912cm" svg:y2="19.742cm" draw:start-shape="id4" draw:start-glue-point="2" draw:end-shape="id18" draw:end-glue-point="3" svg:d="M49259 10524v4604h1653v4614" svg:viewBox="0 0 1654 9219">
          <text:p/>
        </draw:connector>
        <draw:custom-shape draw:style-name="gr52" draw:text-style-name="P26" xml:id="id19" draw:id="id19" draw:layer="layout" svg:width="3.175cm" svg:height="3.81cm" svg:x="42.275cm" svg:y="69.58cm">
          <text:p text:style-name="P25"><text:span text:style-name="T7">WebSocket </text:span></text:p>
          <text:p text:style-name="P25"><text:span text:style-name="T7">(Events/</text:span></text:p>
          <text:p text:style-name="P25"><text:span text:style-name="T7">ApiCalls)</text:span>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draw:type="line" svg:x1="40.37cm" svg:y1="62.595cm" svg:x2="43.862cm" svg:y2="69.58cm" draw:start-shape="id11" draw:start-glue-point="2" draw:end-shape="id19" draw:end-glue-point="0" svg:d="M40370 62595l3492 6985" svg:viewBox="0 0 3493 6986">
          <text:p/>
        </draw:connector>
        <draw:connector draw:style-name="gr25" draw:text-style-name="P5" draw:layer="layout" svg:x1="50.848cm" svg:y1="25.457cm" svg:x2="51.483cm" svg:y2="28.94cm" draw:start-shape="id18" draw:start-glue-point="1" draw:end-shape="id15" draw:end-glue-point="0" svg:d="M50848 25457v1747h635v1736" svg:viewBox="0 0 636 3484">
          <text:p/>
        </draw:connector>
        <draw:connector draw:style-name="gr25" draw:text-style-name="P5" draw:layer="layout" draw:line-skew="3.796cm" svg:x1="47.517cm" svg:y1="18.106cm" svg:x2="51.483cm" svg:y2="28.94cm" draw:start-shape="id5" draw:start-glue-point="1" draw:end-shape="id15" draw:end-glue-point="0" svg:d="M47517 18106v9220h3966v1614" svg:viewBox="0 0 3967 10835">
          <text:p/>
        </draw:connector>
        <draw:connector draw:style-name="gr25" draw:text-style-name="P5" draw:layer="layout" svg:x1="61.642cm" svg:y1="24.494cm" svg:x2="51.832cm" svg:y2="22.61cm" draw:start-shape="id3" draw:start-glue-point="3" draw:end-shape="id18" draw:end-glue-point="0" svg:d="M61642 24494h-4889v-1884h-4921" svg:viewBox="0 0 9811 1885">
          <text:p/>
        </draw:connector>
        <draw:line draw:style-name="gr53" draw:text-style-name="P5" draw:layer="layout" svg:x1="33.385cm" svg:y1="18.78cm" svg:x2="91.487cm" svg:y2="18.78cm">
          <text:p/>
        </draw:line>
        <draw:frame draw:style-name="gr54" draw:text-style-name="P27" draw:layer="layout" svg:width="10.795cm" svg:height="1.27cm" svg:x="33.702cm" svg:y="19.097cm">
          <draw:text-box>
            <text:p><text:span text:style-name="T8">Runtime (JVM | Browser | NodeJS)</text:span></text:p>
          </draw:text-box>
        </draw:frame>
        <draw:custom-shape draw:style-name="gr55" draw:text-style-name="P32" xml:id="id20" draw:id="id20" draw:layer="layout" svg:width="6.668cm" svg:height="4.445cm" svg:x="47.672cm" svg:y="3.54cm">
          <text:p text:style-name="P11"><text:span text:style-name="T3">Debugger UI</text:span></text:p>
          <draw:enhanced-geometry svg:viewBox="0 0 21600 21600" draw:type="rectangle" draw:enhanced-path="M 0 0 L 21600 0 21600 21600 0 21600 0 0 Z N"/>
        </draw:custom-shape>
        <draw:custom-shape draw:style-name="gr56" draw:text-style-name="P32" xml:id="id21" draw:id="id21" draw:layer="layout" svg:width="6.668cm" svg:height="0.952cm" svg:x="47.672cm" svg:y="8.62cm">
          <text:p text:style-name="P11"><text:span text:style-name="T3">runtime-api</text:span></text:p>
          <draw:enhanced-geometry svg:viewBox="0 0 21600 21600" draw:type="rectangle" draw:enhanced-path="M 0 0 L 21600 0 21600 21600 0 21600 0 0 Z N"/>
        </draw:custom-shape>
        <draw:connector draw:style-name="gr57" draw:text-style-name="P13" draw:layer="layout" svg:x1="51.006cm" svg:y1="7.985cm" svg:x2="51.006cm" svg:y2="8.62cm" draw:start-shape="id20" draw:start-glue-point="2" draw:end-shape="id21" draw:end-glue-point="0" svg:d="M51006 7985v635" svg:viewBox="0 0 1 636">
          <text:p/>
        </draw:connector>
        <draw:custom-shape draw:style-name="gr58" draw:text-style-name="P32" xml:id="id4" draw:id="id4" draw:layer="layout" svg:width="3.175cm" svg:height="0.952cm" svg:x="47.672cm" svg:y="9.572cm">
          <text:p text:style-name="P11"><text:span text:style-name="T3">Remote</text:span></text:p>
          <draw:enhanced-geometry svg:viewBox="0 0 21600 21600" draw:type="rectangle" draw:enhanced-path="M 0 0 L 21600 0 21600 21600 0 21600 0 0 Z N"/>
        </draw:custom-shape>
        <draw:custom-shape draw:style-name="gr58" draw:text-style-name="P32" draw:layer="layout" svg:width="3.175cm" svg:height="0.952cm" svg:x="51.165cm" svg:y="9.572cm">
          <text:p text:style-name="P11"><text:span text:style-name="T3">Local</text:span></text:p>
          <draw:enhanced-geometry svg:viewBox="0 0 21600 21600" draw:type="rectangle" draw:enhanced-path="M 0 0 L 21600 0 21600 21600 0 21600 0 0 Z N"/>
        </draw:custom-shape>
        <draw:line draw:style-name="gr59" draw:text-style-name="P5" draw:layer="layout" svg:x1="53.705cm" svg:y1="10.525cm" svg:x2="53.705cm" svg:y2="28.94cm">
          <text:p/>
        </draw:line>
        <draw:frame draw:style-name="gr60" draw:text-style-name="P33" draw:layer="layout" svg:width="6.35cm" svg:height="0.635cm" svg:x="50.212cm" svg:y="28.94cm">
          <draw:text-box>
            <text:p><text:span text:style-name="T11">flow-storm.runtime.debuggers-api</text:span></text:p>
          </draw:text-box>
        </draw:frame>
        <draw:frame draw:style-name="gr60" draw:text-style-name="P33" draw:layer="layout" svg:width="4.763cm" svg:height="0.635cm" svg:x="66.404cm" svg:y="20.367cm">
          <draw:text-box>
            <text:p><text:span text:style-name="T11">flow-storm.runtime.events</text:span></text:p>
          </draw:text-box>
        </draw:frame>
        <draw:frame draw:style-name="gr60" draw:text-style-name="P33" draw:layer="layout" svg:width="6.35cm" svg:height="0.635cm" svg:x="82.915cm" svg:y="27.035cm">
          <draw:text-box>
            <text:p><text:span text:style-name="T11">flow-storm.runtime.indexes.api</text:span></text:p>
          </draw:text-box>
        </draw:frame>
        <draw:frame draw:style-name="gr60" draw:text-style-name="P33" xml:id="id24" draw:id="id24" draw:layer="layout" svg:width="6.35cm" svg:height="0.635cm" svg:x="69.897cm" svg:y="40.052cm">
          <draw:text-box>
            <text:p><text:span text:style-name="T11">flow-storm.runtime.indexes.api</text:span></text:p>
          </draw:text-box>
        </draw:frame>
        <draw:connector draw:style-name="gr40" draw:text-style-name="P13" draw:layer="layout" svg:x1="29.892cm" svg:y1="76.247cm" svg:x2="27.67cm" svg:y2="76.723cm" draw:start-shape="id14" draw:start-glue-point="2" draw:end-shape="id10" draw:end-glue-point="1" svg:d="M29892 76247v476h-2222" svg:viewBox="0 0 2223 477">
          <text:p/>
        </draw:connector>
        <draw:connector draw:style-name="gr40" draw:text-style-name="P13" draw:layer="layout" svg:x1="43.862cm" svg:y1="73.39cm" svg:x2="41.957cm" svg:y2="75.453cm" draw:start-shape="id19" draw:start-glue-point="2" draw:end-shape="id13" draw:end-glue-point="1" svg:d="M43862 73390v2063h-1905" svg:viewBox="0 0 1906 2064">
          <text:p/>
        </draw:connector>
        <draw:frame draw:style-name="gr61" draw:text-style-name="P34" draw:layer="layout" svg:width="5.397cm" svg:height="0.704cm" svg:x="27.353cm" svg:y="65.701cm">
          <draw:text-box>
            <text:p><text:span text:style-name="T12">(shadow-cljs, etc)</text:span></text:p>
          </draw:text-box>
        </draw:frame>
        <draw:connector draw:style-name="gr62" draw:text-style-name="P5" draw:layer="layout" draw:type="line" svg:x1="83.549cm" svg:y1="30.527cm" svg:x2="75.77cm" svg:y2="32.115cm" draw:start-shape="id22" draw:start-glue-point="2" draw:end-shape="id23" draw:end-glue-point="0" svg:d="M83549 30527l-7779 1588" svg:viewBox="0 0 7780 1589">
          <text:p/>
        </draw:connector>
        <draw:connector draw:style-name="gr63" draw:text-style-name="P5" draw:layer="layout" draw:type="line" svg:x1="73.072cm" svg:y1="40.052cm" svg:x2="75.77cm" svg:y2="38.148cm" draw:start-shape="id24" draw:start-glue-point="0" draw:end-shape="id23" draw:end-glue-point="2" svg:d="M73072 40052l2698-1904" svg:viewBox="0 0 2699 190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40" svg:d="M0 40l10-40 10 4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4:37:25.372456737</meta:creation-date>
    <dc:date>2022-10-17T15:07:09.551456893</dc:date>
    <meta:editing-duration>P2DT10H2M32S</meta:editing-duration>
    <meta:editing-cycles>62</meta:editing-cycles>
    <meta:generator>LibreOffice/7.4.1.2$Linux_X86_64 LibreOffice_project/40$Build-2</meta:generator>
    <meta:document-statistic meta:object-count="116"/>
  </office:meta>
</office:document-meta>
</file>